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ReloadingListener.onFileChang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ReloadingListener.changeDetected( File changedFile , String opera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coonReloadingListener.onFileCreat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ReloadingListener.isRelo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coonReloadingListener.enableConsole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ReloadingListener.CocoonReloading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ReloadingListener.onFileDelet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